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be7" officeooo:paragraph-rsid="00178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CIÓN DE PORQUE ELEGIDO LOS COLORES Y LA FUENTE</text:p>
      <text:p text:style-name="P1">Silvia Aparicio Martín</text:p>
      <text:p text:style-name="P1"/>
      <text:p text:style-name="P1">He elegido este diseño porque me parece atractivo para una agenda escolar.</text:p>
      <text:p text:style-name="P1">Los colores que he elegido me parecen formales y alegres para un estudiante, y las fuentes me parecen formales pero no demasiado para una agen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22:42:43.061000000</meta:creation-date>
    <dc:date>2024-09-25T22:45:04.083000000</dc:date>
    <meta:editing-duration>PT2M21S</meta:editing-duration>
    <meta:editing-cycles>1</meta:editing-cycles>
    <meta:document-statistic meta:table-count="0" meta:image-count="0" meta:object-count="0" meta:page-count="1" meta:paragraph-count="4" meta:word-count="49" meta:character-count="294" meta:non-whitespace-character-count="249"/>
    <meta:generator>LibreOffice/24.8.1.2$Windows_X86_64 LibreOffice_project/87fa9aec1a63e70835390b81c40bb8993f1d4ff6</meta:generator>
  </office:meta>
</office:document-meta>
</file>